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80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780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لَم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269_2024259619"/><text:span text:style-name="T2">نُّٓؐ وَالْقَلَمِ وَمَا يَسْطُرُونَ </text:span><text:span text:style-name="T3">(1)</text:span><text:span text:style-name="T2"> مَآ أَنتَ بِنِعْمَةِ رَبِّــكَ بِمَجْنُونٍ </text:span><text:span text:style-name="T3">(2)</text:span><text:span text:style-name="T2"> وَإِنَّ لَــكَ لَأَجْراٗ غَيْرَ مَمْنُونٍ </text:span><text:span text:style-name="T3">(3)</text:span><text:span text:style-name="T2"> وَإِنَّــكَ لَعَلَــيٰ خُلُقٖ عَظِيمٍؐ </text:span><text:span text:style-name="T3">(4)</text:span><text:span text:style-name="T2"> فَسَتُبْصِرُ وَيُبْصِرُونَ </text:span><text:span text:style-name="T3">(5)</text:span><text:span text:style-name="T2"> بِأَييِّكُمُ </text:span><text:span text:style-name="T5">۴</text:span><text:span text:style-name="T2">لْمَفْتُونُؐ </text:span><text:span text:style-name="T3">(6)</text:span><text:span text:style-name="T2"> إِنَّ رَبَّــكَ هُوَ أَعْلَمُ بِمَــن ضَلَّ عَن سَبِيلِهِؐ” وَهُوَ أَعْلَمُ بِالْمُهْتَدِينَؐ </text:span><text:span text:style-name="T3">(7)</text:span><text:span text:style-name="T2"> فَلاَ تُطِعِ </text:span><text:span text:style-name="T5">۱</text:span><text:span text:style-name="T2">لْمُكَذِّبِينَؐ </text:span><text:span text:style-name="T3">(8)</text:span><text:span text:style-name="T2"> وَدُّواْ لَوْ تُدْهِنُ فَيُدْهِنُونَؐ </text:span><text:span text:style-name="T3">(9)</text:span><text:span text:style-name="T2"> وَلاَ تُطِعْ كُلَّ حَچَّفٍ مَّهِينٖ </text:span><text:span text:style-name="T3">(10)</text:span><text:span text:style-name="T2"> هَمَّازٍ مَّشَّآءٙ بِنَمِيمٍ </text:span><text:span text:style-name="T3">(11)</text:span><text:span text:style-name="T2"> مَّنَّاعٍ ڤِّڤْخَيْرۣ مُعْتَدٖ اَثِيمٖ </text:span><text:span text:style-name="T3">(12)</text:span><text:span text:style-name="T2"> عُتُــلّٙ بَعْدَ ذَ؛لِــكَ زَنِيمٖ </text:span><text:span text:style-name="T3">(13)</text:span><text:span text:style-name="T2"> اَن كَانَ ذَا مَالٍ وَبَنِينَ </text:span><text:span text:style-name="T3">(14)</text:span><text:span text:style-name="T2"> إِذَا تُتْلۭــيٰ عَلَيْهِ ءَايَـٰتُنَا قَالَ أَسَـٰطِيرُ </text:span><text:span text:style-name="T5">۴</text:span><text:span text:style-name="T2">لاَوَّلِينَؐ </text:span><text:span text:style-name="T3">(15)</text:span><text:span text:style-name="T2"> سَنَسِمُهُ„ عَلَــي </text:span><text:span text:style-name="T5">۰</text:span><text:span text:style-name="T2">لْخُرْطُومِؐ </text:span><text:span text:style-name="T3">(16)</text:span><text:span text:style-name="T2"> إِنَّا بَلَوْنَـٰهُمْ كَمَا بَلَوْنَآ أَصْحَـٰبَ </text:span><text:span text:style-name="T5">۰</text:span><text:span text:style-name="T2">لْجَنَّةِ إِذَ اَقْسَمُواْ لَيَصْرۣمُنَّهَا مُصْبِحِينَ </text:span><text:span text:style-name="T3">(17)</text:span><text:span text:style-name="T2"> وَلاَ يَسْتَثْنُونَؐ </text:span><text:span text:style-name="T3">(18)</text:span><text:span text:style-name="T2"> © فَطَافَ عَلَيْهَا طَآئِفٌ مِّن رَّبِّــكَ وَهُمْ نَآئِمُونَ </text:span><text:span text:style-name="T3">(19)</text:span><text:span text:style-name="T2"> فَأَصْبَحَتْ كَالصَّرۣيمِؐ </text:span><text:span text:style-name="T3">(20)</text:span><text:span text:style-name="T2"> فَتَنَادَوْاْ مُصْبِحِينَ </text:span><text:span text:style-name="T3">(21)</text:span><text:span text:style-name="T2"> أَنُ </text:span><text:span text:style-name="T5">۶</text:span><text:span text:style-name="T2">غْدُواْ عَلَيٰ حَرْثِكُمُ; إِن كُنتُمْ صَـٰرۣمِينَؐ </text:span><text:span text:style-name="T3">(22)</text:span><text:span text:style-name="T2"> فَانطَلَقُواْ وَهُمْ يَتَخَـٰفَتُونَ </text:span><text:span text:style-name="T3">(23)</text:span><text:span text:style-name="T2"> أَن لاَّ يَدْخُلَنَّهَا </text:span><text:span text:style-name="T5">۰</text:span><text:span text:style-name="T2">لْيَوْمَ عَلَيْكُم مِّسْكِينٌؐ </text:span><text:span text:style-name="T3">(24)</text:span><text:span text:style-name="T2"> وَغَدَوْاْ عَلَيٰ حَرْدٍ قَـٰدِرۣينَؐ </text:span><text:span text:style-name="T3">(25)</text:span><text:span text:style-name="T2"> فَلَمَّا رَأَوْهَا قَالُوٓاْ إِنَّا لَضَآلُّونَ </text:span><text:span text:style-name="T3">(26)</text:span><text:span text:style-name="T2"> بَـلْ نَحْنُ مَحْرُومُونَؐ </text:span><text:span text:style-name="T3">(27)</text:span><text:span text:style-name="T2"> قَالَ أَوْسَطُهُمُ; أَلَمَ اَقُــل لَّكُمْ لَوْلاَ تُسَبِّحُونَؐ </text:span><text:span text:style-name="T3">(28)</text:span><text:span text:style-name="T2"> قَالُواْ سُبْحَـٰنَ رَبِّنَآ إِنَّا كُنَّا ظَـٰلِمِينَؐ </text:span><text:span text:style-name="T3">(29)</text:span><text:span text:style-name="T2"> فَأَقْبَلَ بَعْضُهُمْ عَلَيٰ بَعْضٍ يَتَچَوَمُونَؐ </text:span><text:span text:style-name="T3">(30)</text:span><text:span text:style-name="T2"> قَالُواْ يَـٰوَيْلَنَآ إِنَّاكُنَّا طَـٰغِينَ </text:span><text:span text:style-name="T3">(31)</text:span><text:span text:style-name="T2"> عَسۭيٰ رَبُّنَآ أَنْ يُّبَدِّلَنَا خَيْراً مِّنْهَآ إِنَّآ إِلَيٰ رَبِّنَا رَ؛غِبُونَؐ </text:span><text:span text:style-name="T3">(32)</text:span><text:span text:style-name="T2"> كَذَ؛لِــكَ </text:span><text:span text:style-name="T5">۰</text:span><text:span text:style-name="T2">لْعَذَابُؐ وَلَعَذَابُ </text:span><text:span text:style-name="T5">۴</text:span><text:span text:style-name="T2">لاَخِرَةِ أَكْبَرُ </text:span><text:soft-page-break/><text:span text:style-name="T2">لَوْ كَانُواْ يَعْلَمُونَؐ </text:span><text:span text:style-name="T3">(33)</text:span><text:span text:style-name="T2"> إِنَّ لِلْمُتَّقِيــنَ عِندَ رَبِّهِمْ جَنَّـٰتِ </text:span><text:span text:style-name="T5">۱</text:span><text:span text:style-name="T2">لنَّعِيمِؐ </text:span><text:span text:style-name="T3">(34)</text:span><text:span text:style-name="T2"> أَفَنَجْعَــلُ </text:span><text:span text:style-name="T5">۴</text:span><text:span text:style-name="T2">لْمُسْلِمِينَ كَاڤْمُجْرۣمِينَؐ </text:span><text:span text:style-name="T3">(35)</text:span><text:span text:style-name="T2"> مَا لَكُمْؐ كَيْفَ تَحْكُمُونَؐ </text:span><text:span text:style-name="T3">(36)</text:span><text:span text:style-name="T2"> أَمْ لَكُمْ كِتَـٰبٌ فِيهِ تَدْرُسُونَ </text:span><text:span text:style-name="T3">(37)</text:span><text:span text:style-name="T2"> إِنَّ لَكُمْ فِيهِ لَمَا تَخَيَّرُونَؐ </text:span><text:span text:style-name="T3">(38)</text:span><text:span text:style-name="T2"> أَمْ لَكُمُ; أَيْمَـٰــن٘ عَلَيْنَا بَـٰلِغَة٘ اِلَيٰ يَوْمِ </text:span><text:span text:style-name="T5">۱</text:span><text:span text:style-name="T2">لْقِيَـٰمَةِ إِنَّ لَكُمْ لَمَا تَحْكُمُونَؐ </text:span><text:span text:style-name="T3">(39)</text:span><text:span text:style-name="T2"> سَلْهُمُ; أَيُّهُم بِذَ؛لِــكَ زَعِيم٘ؐ </text:span><text:span text:style-name="T3">(40)</text:span><text:span text:style-name="T2"> اَمْ لَهُمْ شُرَكَآءُ فَلْيَاتُواْ بِشُرَكَآئِهِمُ; إِن كَانُواْ صَـٰدِقِينَؐ </text:span><text:span text:style-name="T3">(41)</text:span><text:span text:style-name="T2"> يَوْمَ يُكْشَفُ عَن سَاقٍ وَيُدْعَوْنَ إِلَــي </text:span><text:span text:style-name="T5">۰</text:span><text:span text:style-name="T2">ڤسُّجُودِ فَلاَ يَسْتَطِيعُونَؐ </text:span><text:span text:style-name="T3">(42)</text:span><text:span text:style-name="T2"> خَـٰشِعَةٗ اَبْصَـٰرُهُمْ تَرْهَقُهُمْ ذِلَّةٌؐ وَقَدْ كَانُواْ يُدْعَوْنَ إِلَي </text:span><text:span text:style-name="T5">۰</text:span><text:span text:style-name="T2">ڤسُّجُودِ وَهُمْ سَـٰلِمُونَؐ </text:span><text:span text:style-name="T3">(43)</text:span><text:span text:style-name="T2"> فَذَرْنِى وَمَنْ يُّكَذِّبُ بِهَـٰذَا </text:span><text:span text:style-name="T5">۰</text:span><text:span text:style-name="T2">لْحَدِيثِؐ سَنَسْتَدْرۣجُهُم مِّــنْ حَيْثُ لاَ يَعْلَمُونَ </text:span><text:span text:style-name="T3">(44)</text:span><text:span text:style-name="T2"> وَٱُمْلِى لَهُمُؐ; إِنننَّ كَيْدِى مَتِين٘ؐ </text:span><text:span text:style-name="T3">(45)</text:span><text:span text:style-name="T2"> اَمْ تَسْـَٔلُهُمُ; أَجْراً فَهُم مِّــن مَّغْرَمٍ مُّثْقَلُونَؐ </text:span><text:span text:style-name="T3">(46)</text:span><text:span text:style-name="T2"> أَمْ عِندَهُمُ </text:span><text:span text:style-name="T5">۴</text:span><text:span text:style-name="T2">لْغَيْبُ فَهُمْ يَكْتُبُونَؐ </text:span><text:span text:style-name="T3">(47)</text:span><text:span text:style-name="T2"> ® فَاصْبِرْ لِحُكْمِ رَبِّكَ وَلاَ تَكُــن كَصَـٰحِبِ </text:span><text:span text:style-name="T5">۱</text:span><text:span text:style-name="T2">لْحُوتِ إِذْ نَادۭيٰ وَهُوَ مَكْظُومٌؐ </text:span><text:span text:style-name="T3">(48)</text:span><text:span text:style-name="T2"> لَّوْلآَ أَن تَدَ؛رَكَهُ„ نِعْمَةٌ مِّن رَّبِّهِ” لَنُبِذَ بِالْعَرَآءِ وَهُوَ مَذْمُومٌؐ </text:span><text:span text:style-name="T3">(49)</text:span><text:span text:style-name="T2"> فَاجْتَبۭـٰهُ رَبُّهُ„ فَجَعَلَهُ„ مِــنَ </text:span><text:span text:style-name="T5">۰</text:span><text:span text:style-name="T2">ڤصَّـٰڤِحِينَؐ </text:span><text:span text:style-name="T3">(50)</text:span><text:span text:style-name="T2"> وَإِنْ يَّكَادُ </text:span><text:span text:style-name="T5">۴</text:span><text:span text:style-name="T2">لذِينَ كَفَرُواْ لَيَزْلِقُونَكَ بِأَبْصۭـٰرۣهِمْ لَمَّا سَمِعُواْ </text:span><text:span text:style-name="T5">۴</text:span><text:span text:style-name="T2">لذِّكْرَ وَيَقُولُونَ إِنَّهُ„ ڤَمَجْنُونٌؐ </text:span><text:span text:style-name="T3">(51)</text:span><text:span text:style-name="T2"> وَمَا هُوَ إِلاَّ ذِكْرٌ لِّلْعَـٰلَمِينَ </text:span><text:span text:style-name="T3">(52)</text:span><text:span text:style-name="T2"> </text:span><text:bookmark-end text:name="__DdeLink__5269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5:12.436379334</meta:creation-date>
    <dc:date>2025-03-06T08:07:13.515453752</dc:date>
    <meta:editing-duration>PT3M2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59" meta:character-count="1943" meta:non-whitespace-character-count="1585"/>
  </office:meta>
</office:document-meta>
</file>